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30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 style:data-style-name="N101"/>
    <style:style style:name="ce6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Boolean</text:p>
          </table:table-cell>
          <table:table-cell office:value-type="string">
            <text:p>Float</text:p>
          </table:table-cell>
          <table:table-cell office:value-type="string">
            <text:p>Currency</text:p>
          </table:table-cell>
          <table:table-cell office:value-type="string">
            <text:p>Percentage</text:p>
          </table:table-cell>
          <table:table-cell office:value-type="string">
            <text:p>Int</text:p>
          </table:table-cell>
        </table:table-row>
        <table:table-row table:style-name="ro2">
          <table:table-cell office:value-type="date" office:date-value="2014-11-11">
            <text:p>11/11/14</text:p>
          </table:table-cell>
          <table:table-cell office:value-type="time" office:time-value="PT11H12M12S">
            <text:p>11:12:12</text:p>
          </table:table-cell>
          <table:table-cell office:value-type="boolean" office:boolean-value="true">
            <text:p>TRUE</text:p>
          </table:table-cell>
          <table:table-cell office:value-type="float" office:value="11.11">
            <text:p>11.11</text:p>
          </table:table-cell>
          <table:table-cell office:value-type="currency" office:currency="GBP" office:value="1">
            <text:p>£1</text:p>
          </table:table-cell>
          <table:table-cell office:value-type="percentage" office:value="2">
            <text:p>200.00%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01-01-01">
            <text:p>01/01/01</text:p>
          </table:table-cell>
          <table:table-cell office:value-type="time" office:time-value="PT00H00M12S">
            <text:p>00:00:12</text:p>
          </table:table-cell>
          <table:table-cell office:value-type="boolean" office:boolean-value="false">
            <text:p>FALSE</text:p>
          </table:table-cell>
          <table:table-cell/>
          <table:table-cell office:value-type="currency" office:currency="GBP" office:value="-10000">
            <text:p>-£10,00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11">
            <text:p>11</text:p>
          </table:table-cell>
        </table:table-row>
        <table:table-row table:style-name="ro2" table:number-rows-repeated="10485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/09/2014</text:date>, <text:time>18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4-09-29T22:29:39.26</meta:creation-date>
    <dc:date>2014-09-30T18:18:56.11</dc:date>
    <dc:creator>Chenfu Wang</dc:creator>
    <meta:editing-duration>PT19H23M24S</meta:editing-duration>
    <meta:editing-cycles>5</meta:editing-cycles>
    <meta:generator>OpenOffice/4.0.1$Win32 OpenOffice.org_project/401m5$Build-9714</meta:generator>
    <meta:document-statistic meta:table-count="3" meta:cell-count="20" meta:object-count="0"/>
  </office:meta>
</office:document-meta>
</file>